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Cumberland AMT" svg:font-family="'Cumberland AMT'" style:font-family-generic="modern" style:font-pitch="fixed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8.687cm" table:align="margins"/>
    </style:style>
    <style:style style:name="Таблица1.A" style:family="table-column">
      <style:table-column-properties style:column-width="3.754cm" style:rel-column-width="1936*"/>
    </style:style>
    <style:style style:name="Таблица1.B" style:family="table-column">
      <style:table-column-properties style:column-width="11.077cm" style:rel-column-width="5713*"/>
    </style:style>
    <style:style style:name="Таблица1.C" style:family="table-column">
      <style:table-column-properties style:column-width="3.852cm" style:rel-column-width="198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687cm" fo:break-before="page" table:align="margins"/>
    </style:style>
    <style:style style:name="Таблица2.A" style:family="table-column">
      <style:table-column-properties style:column-width="3.891cm" style:rel-column-width="2007*"/>
    </style:style>
    <style:style style:name="Таблица2.B" style:family="table-column">
      <style:table-column-properties style:column-width="7.16cm" style:rel-column-width="3692*"/>
    </style:style>
    <style:style style:name="Таблица2.C" style:family="table-column">
      <style:table-column-properties style:column-width="7.632cm" style:rel-column-width="393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10.1" style:family="table-row">
      <style:table-row-properties style:min-row-height="1.02cm"/>
    </style:style>
    <style:style style:name="Таблица2.A10.2" style:family="table-row">
      <style:table-row-properties style:min-row-height="0.596cm"/>
    </style:style>
    <style:style style:name="Таблица2.A11.1" style:family="table-row">
      <style:table-row-properties style:min-row-height="1.004cm"/>
    </style:style>
    <style:style style:name="Таблица2.A12.1" style:family="table-column">
      <style:table-column-properties style:column-width="0.803cm" style:rel-column-width="414*"/>
    </style:style>
    <style:style style:name="Таблица2.A12.2" style:family="table-column">
      <style:table-column-properties style:column-width="0.649cm" style:rel-column-width="335*"/>
    </style:style>
    <style:style style:name="Таблица2.A12.3" style:family="table-column">
      <style:table-column-properties style:column-width="2.439cm" style:rel-column-width="1258*"/>
    </style:style>
    <style:style style:name="Таблица2.A12.3.3.2" style:family="table-row">
      <style:table-row-properties style:min-row-height="1.439cm"/>
    </style:style>
    <style:style style:name="Таблица2.13" style:family="table-row">
      <style:table-row-properties style:keep-together="false"/>
    </style:style>
    <style:style style:name="Таблица2.A13.1" style:family="table-column">
      <style:table-column-properties style:column-width="0.766cm" style:rel-column-width="395*"/>
    </style:style>
    <style:style style:name="Таблица2.A13.2" style:family="table-column">
      <style:table-column-properties style:column-width="0.582cm" style:rel-column-width="300*"/>
    </style:style>
    <style:style style:name="Таблица2.A13.3" style:family="table-column">
      <style:table-column-properties style:column-width="2.544cm" style:rel-column-width="1312*"/>
    </style:style>
    <style:style style:name="Таблица2.A13.1" style:family="table-row">
      <style:table-row-properties style:min-row-height="1.422cm" style:keep-together="false"/>
    </style:style>
    <style:style style:name="Таблица2.A13.3.3.2" style:family="table-row">
      <style:table-row-properties style:min-row-height="1.432cm" style:keep-together="false"/>
    </style:style>
    <style:style style:name="Таблица3" style:family="table">
      <style:table-properties style:width="18.687cm" table:align="margins"/>
    </style:style>
    <style:style style:name="Таблица3.A" style:family="table-column">
      <style:table-column-properties style:column-width="3.355cm" style:rel-column-width="1730*"/>
    </style:style>
    <style:style style:name="Таблица3.B" style:family="table-column">
      <style:table-column-properties style:column-width="2.244cm" style:rel-column-width="1157*"/>
    </style:style>
    <style:style style:name="Таблица3.C" style:family="table-column">
      <style:table-column-properties style:column-width="13.085cm" style:rel-column-width="674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Standard">
      <style:text-properties style:font-name="Cumberland AMT" fo:font-size="10pt" style:font-size-asian="10pt" style:font-size-complex="10pt"/>
    </style:style>
    <style:style style:name="P12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13" style:family="paragraph" style:parent-style-name="Preformatted_20_Text">
      <style:paragraph-properties fo:margin-left="0cm" fo:margin-right="-0.563cm" fo:text-indent="0cm" style:auto-text-indent="false"/>
    </style:style>
    <style:style style:name="P14" style:family="paragraph" style:parent-style-name="Preformatted_20_Tex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umberland AM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ецификация формата пакета MOPSLinux</text:p>
      <text:p text:style-name="P2">Версия 1.0 от 25.01.2007</text:p>
      <text:p text:style-name="P1"/>
      <text:h text:style-name="Heading_20_2" text:outline-level="2">Общий вид</text:h>
      <text:list text:style-name="L1">
        <text:list-item>
          <text:p text:style-name="P3">Пакет представляет собой <text:span text:style-name="T1">архив формата tar.gz</text:span>, сформированный таким образом, что будучи распакованным в корень файловой системы, все файлы устанавливаемой программы окажутся на своих местах.</text:p>
        </text:list-item>
        <text:list-item>
          <text:p text:style-name="P3">Кроме файлов, <text:span text:style-name="T1">в корне архива находится папка /install</text:span>, содержащая служебную информацию, необходимую для работы с пакетом: установочные скрипты и техническое описание.</text:p>
        </text:list-item>
        <text:list-item>
          <text:p text:style-name="P3">Имя файла, строго говоря, может быть произвольным, но для обеспечения совместимости с системой пакетов Slackware имя должно составляться по тем же правилам: имя-версия-архитектура-билд.tgz. Пример: perl-3.3.8-i486-2.tgz</text:p>
        </text:list-item>
      </text:list>
      <text:p text:style-name="P4"/>
      <text:h text:style-name="Heading_20_2" text:outline-level="2">Содержание папки /install</text:h>
      <text:p text:style-name="Text_20_body">Папка содержит следующие файлы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Имя файла</text:p>
          </table:table-cell>
          <table:table-cell table:style-name="Таблица1.A1" office:value-type="string">
            <text:p text:style-name="P5">Назначение</text:p>
          </table:table-cell>
          <table:table-cell table:style-name="Таблица1.C1" office:value-type="string">
            <text:p text:style-name="P5">Наличие</text:p>
          </table:table-cell>
        </table:table-row>
        <table:table-row>
          <table:table-cell table:style-name="Таблица1.A2" office:value-type="string">
            <text:p text:style-name="Table_20_Contents">data.xml</text:p>
          </table:table-cell>
          <table:table-cell table:style-name="Таблица1.A2" office:value-type="string">
            <text:p text:style-name="Table_20_Contents">Вся информация о пакете: описание, зависимости, и т.д.</text:p>
          </table:table-cell>
          <table:table-cell table:style-name="Таблица1.C2" office:value-type="string">
            <text:p text:style-name="P5">обязательно</text:p>
          </table:table-cell>
        </table:table-row>
        <table:table-row>
          <table:table-cell table:style-name="Таблица1.A2" office:value-type="string">
            <text:p text:style-name="Table_20_Contents">doinst.sh</text:p>
          </table:table-cell>
          <table:table-cell table:style-name="Таблица1.A2" office:value-type="string">
            <text:p text:style-name="Table_20_Contents">скрипт, выполняемый после установки</text:p>
          </table:table-cell>
          <table:table-cell table:style-name="Таблица1.C2" office:value-type="string">
            <text:p text:style-name="P6">опционально</text:p>
          </table:table-cell>
        </table:table-row>
        <table:table-row>
          <table:table-cell table:style-name="Таблица1.A2" office:value-type="string">
            <text:p text:style-name="Table_20_Contents">preinst.sh</text:p>
          </table:table-cell>
          <table:table-cell table:style-name="Таблица1.A2" office:value-type="string">
            <text:p text:style-name="Table_20_Contents">скрипт, выполняемый перед установкой</text:p>
          </table:table-cell>
          <table:table-cell table:style-name="Таблица1.C2" office:value-type="string">
            <text:p text:style-name="P6">опционально</text:p>
          </table:table-cell>
        </table:table-row>
        <table:table-row>
          <table:table-cell table:style-name="Таблица1.A2" office:value-type="string">
            <text:p text:style-name="Table_20_Contents">postremove.sh</text:p>
          </table:table-cell>
          <table:table-cell table:style-name="Таблица1.A2" office:value-type="string">
            <text:p text:style-name="Table_20_Contents">скрипт, выполняемый после удаления пакета</text:p>
          </table:table-cell>
          <table:table-cell table:style-name="Таблица1.C2" office:value-type="string">
            <text:p text:style-name="P6">опционально</text:p>
          </table:table-cell>
        </table:table-row>
        <table:table-row>
          <table:table-cell table:style-name="Таблица1.A2" office:value-type="string">
            <text:p text:style-name="Table_20_Contents">preremove.sh</text:p>
          </table:table-cell>
          <table:table-cell table:style-name="Таблица1.A2" office:value-type="string">
            <text:p text:style-name="Table_20_Contents">скрипт, выполняемый перед удалением пакета</text:p>
          </table:table-cell>
          <table:table-cell table:style-name="Таблица1.C2" office:value-type="string">
            <text:p text:style-name="P6">опционально</text:p>
          </table:table-cell>
        </table:table-row>
      </table:table>
      <text:p text:style-name="Text_20_body"/>
      <text:p text:style-name="Text_20_body">Кроме этого, в ней могут находиться и другие файлы (например, slack-desc, slack-required для обеспечения совместимости со Slackware pkgtools), но все они будут проигнорированы.</text:p>
      <text:h text:style-name="Heading_20_2" text:outline-level="2"/>
      <text:h text:style-name="P7" text:outline-level="2">Формат файла data.xml</text:h>
      <text:p text:style-name="P8">Файл представляет собой <text:span text:style-name="T1">XML-дерево</text:span>, в соответствующих полях которого записаны необходимые данные.</text:p>
      <text:p text:style-name="P8">Первая строка файла – XML-заголовок: </text:p>
      <text:p text:style-name="P8"><text:tab/><text:span text:style-name="T2">&lt;?xml version="1.0" encoding="utf-8"?&gt;</text:span></text:p>
      <text:p text:style-name="P8">В нем говорится, что файл имеет формат XML версии 1.0 и записан в кодировке utf-8 (то есть в юникоде).</text:p>
      <text:p text:style-name="P8">Далее идут непосредственно данные. XML-формат хранит данные в виде дерева. Элементы дерева будем называть <text:span text:style-name="T1">нодами.</text:span> Ноды представляют собой теги, которые могут иметь параметры. Например: </text:p>
      <text:p text:style-name="P8"><text:tab/><text:span text:style-name="T2">&lt;name&gt; имя_пакета &lt;/name&gt;</text:span> <text:tab/><text:tab/><text:tab/><text:tab/><text:tab/><text:tab/><text:tab/><text:tab/><text:tab/><text:tab/>Нода без параметров</text:p>
      <text:p text:style-name="P8"><text:tab/><text:span text:style-name="T2">&lt;short_description lang="ru"&gt; короткое_описание &lt;/short_description&gt;</text:span><text:tab/>Нода с параметром <text:span text:style-name="T3">lang</text:span>, равным <text:span text:style-name="T3">ru</text:span></text:p>
      <text:p text:style-name="P8">Корневая нода – package. Она содержит следующие ноды: (см. таблицу на следующей странице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9">Имя ноды</text:p>
          </table:table-cell>
          <table:table-cell table:style-name="Таблица2.A1" office:value-type="string">
            <text:p text:style-name="P9">Содержание</text:p>
          </table:table-cell>
          <table:table-cell table:style-name="Таблица2.C1" office:value-type="string">
            <text:p text:style-name="P9">пример</text:p>
          </table:table-cell>
        </table:table-row>
        <table:table-row>
          <table:table-cell table:style-name="Таблица2.A2" office:value-type="string">
            <text:p text:style-name="P10">name</text:p>
          </table:table-cell>
          <table:table-cell table:style-name="Таблица2.A2" office:value-type="string">
            <text:p text:style-name="P10">имя пакета</text:p>
          </table:table-cell>
          <table:table-cell table:style-name="Таблица2.C2" office:value-type="string">
            <text:p text:style-name="Preformatted_20_Text">&lt;name&gt;samba&lt;/name&gt;</text:p>
          </table:table-cell>
        </table:table-row>
        <table:table-row>
          <table:table-cell table:style-name="Таблица2.A2" office:value-type="string">
            <text:p text:style-name="P10">version</text:p>
          </table:table-cell>
          <table:table-cell table:style-name="Таблица2.A2" office:value-type="string">
            <text:p text:style-name="P10">версия</text:p>
          </table:table-cell>
          <table:table-cell table:style-name="Таблица2.C2" office:value-type="string">
            <text:p text:style-name="Preformatted_20_Text">&lt;version&gt;3.0.23c&lt;/version&gt;</text:p>
          </table:table-cell>
        </table:table-row>
        <table:table-row>
          <table:table-cell table:style-name="Таблица2.A2" office:value-type="string">
            <text:p text:style-name="P10">arch</text:p>
          </table:table-cell>
          <table:table-cell table:style-name="Таблица2.A2" office:value-type="string">
            <text:p text:style-name="P10">архитектура</text:p>
          </table:table-cell>
          <table:table-cell table:style-name="Таблица2.C2" office:value-type="string">
            <text:p text:style-name="Preformatted_20_Text">&lt;arch&gt;i486&lt;/arch&gt;</text:p>
          </table:table-cell>
        </table:table-row>
        <table:table-row>
          <table:table-cell table:style-name="Таблица2.A2" office:value-type="string">
            <text:p text:style-name="P10">build</text:p>
          </table:table-cell>
          <table:table-cell table:style-name="Таблица2.A2" office:value-type="string">
            <text:p text:style-name="P10">билд</text:p>
          </table:table-cell>
          <table:table-cell table:style-name="Таблица2.C2" office:value-type="string">
            <text:p text:style-name="Preformatted_20_Text">&lt;build&gt;1&lt;/build&gt;</text:p>
          </table:table-cell>
        </table:table-row>
        <table:table-row>
          <table:table-cell table:style-name="Таблица2.A2" office:value-type="string">
            <text:p text:style-name="P10">short_description</text:p>
          </table:table-cell>
          <table:table-cell table:style-name="Таблица2.A2" office:value-type="string">
            <text:p text:style-name="P10">короткое описание (опционально).</text:p>
          </table:table-cell>
          <table:table-cell table:style-name="Таблица2.C2" office:value-type="string">
            <text:p text:style-name="P11">short_description lang="en"&gt;</text:p>
            <text:p text:style-name="Preformatted_20_Text"><text:tab/> samba (SMB file and print server)</text:p>
            <text:p text:style-name="Preformatted_20_Text">&lt;/short_description&gt;</text:p>
          </table:table-cell>
        </table:table-row>
        <table:table-row>
          <table:table-cell table:style-name="Таблица2.A2" office:value-type="string">
            <text:p text:style-name="P10">description</text:p>
          </table:table-cell>
          <table:table-cell table:style-name="Таблица2.A2" office:value-type="string">
            <text:p text:style-name="P10">полное описание (опционально)</text:p>
          </table:table-cell>
          <table:table-cell table:style-name="Таблица2.C2" office:value-type="string">
            <text:p text:style-name="Preformatted_20_Text">&lt;description lang="en"&gt;</text:p>
            <text:p text:style-name="Preformatted_20_Text"><text:tab/><text:tab/>Samba is an SMB file and print server for SMB and CIFS clients. <text:s/>It allows you to make file space or printers on a Samba host available to any PCs running SMB clients (such as PCs running Windows).</text:p>
            <text:p text:style-name="Preformatted_20_Text">&lt;/description&gt;</text:p>
          </table:table-cell>
        </table:table-row>
        <table:table-row>
          <table:table-cell table:style-name="Таблица2.A2" office:value-type="string">
            <text:p text:style-name="P10">changelog</text:p>
          </table:table-cell>
          <table:table-cell table:style-name="Таблица2.A2" office:value-type="string">
            <text:p text:style-name="P10">список изменений (опционально)</text:p>
          </table:table-cell>
          <table:table-cell table:style-name="Таблица2.C2" office:value-type="string">
            <text:p text:style-name="Preformatted_20_Text">&lt;changelog lang="en"&gt;</text:p>
            <text:p text:style-name="Preformatted_20_Text"><text:tab/>12.01.2007</text:p>
            <text:p text:style-name="Preformatted_20_Text"><text:tab/><text:tab/>Bugfixes</text:p>
            <text:p text:style-name="Preformatted_20_Text">&lt;/changelog&gt;</text:p>
          </table:table-cell>
        </table:table-row>
        <table:table-row>
          <table:table-cell>
            <table:table table:is-sub-table="true">
              <table:table-column table:style-name="Таблица2.A"/>
              <table:table-row>
                <table:table-cell table:style-name="Таблица2.A2" office:value-type="string">
                  <text:p text:style-name="P10">tags</text:p>
                </table:table-cell>
              </table:table-row>
              <table:table-row>
                <table:table-cell table:style-name="Таблица2.A2" office:value-type="string">
                  <text:p text:style-name="P10"><text:s text:c="10"/>tag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10">Метки (теги) (опционально)</text:p>
                </table:table-cell>
              </table:table-row>
              <table:table-row>
                <table:table-cell table:style-name="Таблица2.A2" office:value-type="string">
                  <text:p text:style-name="P10"><text:s text:c="2"/>Имя метки</text:p>
                </table:table-cell>
              </table:table-row>
            </table:table>
          </table:table-cell>
          <table:table-cell table:style-name="Таблица2.C2" office:value-type="string">
            <text:p text:style-name="Preformatted_20_Text">&lt;tags&gt;</text:p>
            <text:p text:style-name="Preformatted_20_Text"><text:tab/>&lt;tag&gt;<text:tab/>windows&lt;/tag&gt;</text:p>
            <text:p text:style-name="Preformatted_20_Text"><text:tab/>&lt;tag&gt;server&lt;/tag&gt;</text:p>
            <text:p text:style-name="Preformatted_20_Text">&lt;/tags&gt;</text:p>
          </table:table-cell>
        </table:table-row>
        <table:table-row>
          <table:table-cell>
            <table:table table:is-sub-table="true">
              <table:table-column table:style-name="Таблица2.A"/>
              <table:table-row table:style-name="Таблица2.A10.1">
                <table:table-cell table:style-name="Таблица2.A2" office:value-type="string">
                  <text:p text:style-name="P10">maintainer</text:p>
                </table:table-cell>
              </table:table-row>
              <table:table-row table:style-name="Таблица2.A10.2">
                <table:table-cell table:style-name="Таблица2.A2" office:value-type="string">
                  <text:p text:style-name="P10"><text:s text:c="9"/>name</text:p>
                </table:table-cell>
              </table:table-row>
              <table:table-row>
                <table:table-cell table:style-name="Таблица2.A2" office:value-type="string">
                  <text:p text:style-name="P10"><text:s text:c="9"/>email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10">Информация о сборщике пакета: (опционально)</text:p>
                </table:table-cell>
              </table:table-row>
              <table:table-row>
                <table:table-cell table:style-name="Таблица2.A2" office:value-type="string">
                  <text:p text:style-name="P10"><text:s text:c="2"/>Имя</text:p>
                </table:table-cell>
              </table:table-row>
              <table:table-row>
                <table:table-cell table:style-name="Таблица2.A2" office:value-type="string">
                  <text:p text:style-name="P10"><text:s text:c="2"/>Адрес e-mail</text:p>
                </table:table-cell>
              </table:table-row>
            </table:table>
          </table:table-cell>
          <table:table-cell table:style-name="Таблица2.C2" office:value-type="string">
            <text:p text:style-name="Preformatted_20_Text">&lt;maintainer&gt;</text:p>
            <text:p text:style-name="Preformatted_20_Text"><text:tab/>&lt;name&gt;</text:p>
            <text:p text:style-name="Preformatted_20_Text"><text:s text:c="10"/>AiX</text:p>
            <text:p text:style-name="Preformatted_20_Text"><text:s text:c="6"/>&lt;/name&gt;</text:p>
            <text:p text:style-name="Preformatted_20_Text"><text:s text:c="6"/>&lt;email&gt;</text:p>
            <text:p text:style-name="Preformatted_20_Text"><text:s text:c="9"/>i27249@gmail.com <text:s text:c="2"/></text:p>
            <text:p text:style-name="Preformatted_20_Text"><text:s text:c="6"/>&lt;/email&gt;</text:p>
            <text:p text:style-name="Preformatted_20_Text">&lt;/maintainer&gt;</text:p>
          </table:table-cell>
        </table:table-row>
        <table:table-row>
          <table:table-cell>
            <table:table table:is-sub-table="true">
              <table:table-column table:style-name="Таблица2.A"/>
              <table:table-row table:style-name="Таблица2.A11.1">
                <table:table-cell table:style-name="Таблица2.A2" office:value-type="string">
                  <text:p text:style-name="P10">configfiles</text:p>
                </table:table-cell>
              </table:table-row>
              <table:table-row>
                <table:table-cell table:style-name="Таблица2.A2" office:value-type="string">
                  <text:p text:style-name="P10"><text:s text:c="9"/>conffile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10">Список конфигурационных файлов пакета: (опционально)</text:p>
                </table:table-cell>
              </table:table-row>
              <table:table-row>
                <table:table-cell table:style-name="Таблица2.A2" office:value-type="string">
                  <text:p text:style-name="P10"><text:s text:c="2"/>Имя файла</text:p>
                </table:table-cell>
              </table:table-row>
            </table:table>
          </table:table-cell>
          <table:table-cell table:style-name="Таблица2.C2" office:value-type="string">
            <text:p text:style-name="Preformatted_20_Text">&lt;configfiles&gt;</text:p>
            <text:p text:style-name="Preformatted_20_Text"><text:tab/>&lt;conffile&gt;</text:p>
            <text:p text:style-name="Preformatted_20_Text"><text:s text:c="10"/>/etc/rc.d/rc.samba</text:p>
            <text:p text:style-name="Preformatted_20_Text"><text:s text:c="6"/>&lt;/conffile&gt;</text:p>
            <text:p text:style-name="Preformatted_20_Text"><text:s text:c="6"/>&lt;conffile&gt;</text:p>
            <text:p text:style-name="Preformatted_20_Text"><text:s text:c="9"/>/etc/samba/smb.conf</text:p>
            <text:p text:style-name="Preformatted_20_Text"><text:s text:c="6"/>&lt;/conffile&gt;</text:p>
            <text:p text:style-name="Preformatted_20_Text">&lt;/configfiles&gt;</text:p>
          </table:table-cell>
        </table:table-row>
        <table:table-row>
          <table:table-cell>
            <table:table table:is-sub-table="true">
              <table:table-column table:style-name="Таблица2.A12.1"/>
              <table:table-column table:style-name="Таблица2.A12.2"/>
              <table:table-column table:style-name="Таблица2.A12.3"/>
              <table:table-row>
                <table:table-cell table:style-name="Таблица2.A2" table:number-columns-spanned="3" office:value-type="string">
                  <text:p text:style-name="P10">dependencies</text:p>
                </table:table-cell>
                <table:covered-table-cell/>
                <table:covered-table-cell/>
              </table:table-row>
              <table:table-row>
                <table:table-cell table:style-name="Таблица2.A2" office:value-type="string">
                  <text:p text:style-name="P10"/>
                </table:table-cell>
                <table:table-cell table:style-name="Таблица2.A2" table:number-columns-spanned="2" office:value-type="string">
                  <text:p text:style-name="P10">dep</text:p>
                </table:table-cell>
                <table:covered-table-cell/>
              </table:table-row>
              <table:table-row>
                <table:table-cell table:style-name="Таблица2.A2" table:number-columns-spanned="2" office:value-type="string">
                  <text:p text:style-name="P10"/>
                </table:table-cell>
                <table:covered-table-cell/>
                <table:table-cell>
                  <table:table table:is-sub-table="true">
                    <table:table-column table:style-name="Таблица2.A12.3"/>
                    <table:table-row>
                      <table:table-cell table:style-name="Таблица2.A2" office:value-type="string">
                        <text:p text:style-name="P10">name</text:p>
                      </table:table-cell>
                    </table:table-row>
                    <table:table-row table:style-name="Таблица2.A12.3.3.2">
                      <table:table-cell table:style-name="Таблица2.A2" office:value-type="string">
                        <text:p text:style-name="P10">condition</text:p>
                      </table:table-cell>
                    </table:table-row>
                    <table:table-row>
                      <table:table-cell table:style-name="Таблица2.A2" office:value-type="string">
                        <text:p text:style-name="P10">version</text:p>
                      </table:table-cell>
                    </table:table-row>
                  </table:table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10">Зависимости: (опционально)</text:p>
                </table:table-cell>
              </table:table-row>
              <table:table-row>
                <table:table-cell table:style-name="Таблица2.A2" office:value-type="string">
                  <text:p text:style-name="P10"><text:s text:c="2"/>зависимость</text:p>
                </table:table-cell>
              </table:table-row>
              <table:table-row>
                <table:table-cell table:style-name="Таблица2.A2" office:value-type="string">
                  <text:p text:style-name="P10"><text:s text:c="5"/>имя требуемого пакета</text:p>
                </table:table-cell>
              </table:table-row>
              <table:table-row>
                <table:table-cell table:style-name="Таблица2.A2" office:value-type="string">
                  <text:p text:style-name="P10"><text:s text:c="5"/>требования к версии</text:p>
                  <text:p text:style-name="P10"><text:s text:c="5"/>(подробнее ниже)</text:p>
                  <text:p text:style-name="P10"><text:s text:c="5"/>(опционально)</text:p>
                </table:table-cell>
              </table:table-row>
              <table:table-row>
                <table:table-cell table:style-name="Таблица2.A2" office:value-type="string">
                  <text:p text:style-name="P10"><text:s text:c="5"/>версия (опционально)</text:p>
                </table:table-cell>
              </table:table-row>
            </table:table>
          </table:table-cell>
          <table:table-cell table:style-name="Таблица2.C2" office:value-type="string">
            <text:p text:style-name="Preformatted_20_Text">&lt;dependencies&gt;</text:p>
            <text:p text:style-name="Preformatted_20_Text"><text:tab/>&lt;dep&gt;</text:p>
            <text:p text:style-name="Preformatted_20_Text"><text:tab/><text:tab/>&lt;name&gt;</text:p>
            <text:p text:style-name="Preformatted_20_Text"><text:s text:c="15"/>curl</text:p>
            <text:p text:style-name="Preformatted_20_Text"><text:s text:c="12"/>&lt;/name&gt;</text:p>
            <text:p text:style-name="Preformatted_20_Text"><text:s text:c="12"/>&lt;condition&gt;</text:p>
            <text:p text:style-name="Preformatted_20_Text"><text:s text:c="16"/>atleast</text:p>
            <text:p text:style-name="Preformatted_20_Text"><text:s text:c="12"/>&lt;/condition&gt;</text:p>
            <text:p text:style-name="Preformatted_20_Text"><text:s text:c="12"/>&lt;version&gt;</text:p>
            <text:p text:style-name="Preformatted_20_Text"><text:s text:c="16"/>1.0</text:p>
            <text:p text:style-name="Preformatted_20_Text"><text:s text:c="12"/>&lt;/version&gt;</text:p>
            <text:p text:style-name="Preformatted_20_Text"><text:tab/>&lt;/dep&gt;</text:p>
            <text:p text:style-name="Preformatted_20_Text">&lt;/dependencies&gt;</text:p>
          </table:table-cell>
        </table:table-row>
        <table:table-row table:style-name="Таблица2.13">
          <table:table-cell>
            <table:table table:is-sub-table="true">
              <table:table-column table:style-name="Таблица2.A13.1"/>
              <table:table-column table:style-name="Таблица2.A13.2"/>
              <table:table-column table:style-name="Таблица2.A13.3"/>
              <table:table-row table:style-name="Таблица2.A13.1">
                <table:table-cell table:style-name="Таблица2.A2" table:number-columns-spanned="3" office:value-type="string">
                  <text:p text:style-name="P10">suggests</text:p>
                </table:table-cell>
                <table:covered-table-cell/>
                <table:covered-table-cell/>
              </table:table-row>
              <table:table-row table:style-name="Таблица2.13">
                <table:table-cell table:style-name="Таблица2.A2" office:value-type="string">
                  <text:p text:style-name="P10"/>
                </table:table-cell>
                <table:table-cell table:style-name="Таблица2.A2" table:number-columns-spanned="2" office:value-type="string">
                  <text:p text:style-name="P10">suggest</text:p>
                </table:table-cell>
                <table:covered-table-cell/>
              </table:table-row>
              <table:table-row table:style-name="Таблица2.13">
                <table:table-cell table:style-name="Таблица2.A2" table:number-columns-spanned="2" office:value-type="string">
                  <text:p text:style-name="P10"><text:s text:c="44"/></text:p>
                </table:table-cell>
                <table:covered-table-cell/>
                <table:table-cell>
                  <table:table table:is-sub-table="true">
                    <table:table-column table:style-name="Таблица2.A13.3"/>
                    <table:table-row table:style-name="Таблица2.13">
                      <table:table-cell table:style-name="Таблица2.A2" office:value-type="string">
                        <text:p text:style-name="P10">name</text:p>
                      </table:table-cell>
                    </table:table-row>
                    <table:table-row table:style-name="Таблица2.A13.3.3.2">
                      <table:table-cell table:style-name="Таблица2.A2" office:value-type="string">
                        <text:p text:style-name="P10">condition</text:p>
                      </table:table-cell>
                    </table:table-row>
                    <table:table-row table:style-name="Таблица2.13">
                      <table:table-cell table:style-name="Таблица2.A2" office:value-type="string">
                        <text:p text:style-name="P10">version</text:p>
                      </table:table-cell>
                    </table:table-row>
                  </table:table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 table:style-name="Таблица2.13">
                <table:table-cell table:style-name="Таблица2.A2" office:value-type="string">
                  <text:p text:style-name="P10">Рекомендации – или, иначе говоря, мягкие зависимости: (опционально)</text:p>
                </table:table-cell>
              </table:table-row>
              <table:table-row table:style-name="Таблица2.13">
                <table:table-cell table:style-name="Таблица2.A2" office:value-type="string">
                  <text:p text:style-name="P10"><text:s text:c="2"/>рекомендация</text:p>
                </table:table-cell>
              </table:table-row>
              <table:table-row table:style-name="Таблица2.13">
                <table:table-cell table:style-name="Таблица2.A2" office:value-type="string">
                  <text:p text:style-name="P10"><text:s text:c="5"/>имя рекомендуемого пакета</text:p>
                </table:table-cell>
              </table:table-row>
              <table:table-row table:style-name="Таблица2.13">
                <table:table-cell table:style-name="Таблица2.A2" office:value-type="string">
                  <text:p text:style-name="P10"><text:s text:c="5"/>требования к версии</text:p>
                  <text:p text:style-name="P10"><text:s text:c="5"/>(подробнее ниже)</text:p>
                  <text:p text:style-name="P10"><text:s text:c="5"/>(опционально)</text:p>
                </table:table-cell>
              </table:table-row>
              <table:table-row table:style-name="Таблица2.13">
                <table:table-cell table:style-name="Таблица2.A2" office:value-type="string">
                  <text:p text:style-name="P10"><text:s text:c="5"/>версия (опционально)</text:p>
                </table:table-cell>
              </table:table-row>
            </table:table>
          </table:table-cell>
          <table:table-cell table:style-name="Таблица2.C2" office:value-type="string">
            <text:p text:style-name="Preformatted_20_Text">&lt;suggests&gt;</text:p>
            <text:p text:style-name="Preformatted_20_Text"><text:tab/>&lt;suggest&gt;</text:p>
            <text:p text:style-name="Preformatted_20_Text"><text:tab/><text:tab/>&lt;name&gt;bash&lt;/name&gt;</text:p>
            <text:p text:style-name="Preformatted_20_Text"><text:tab/>&lt;/suggest&gt;</text:p>
            <text:p text:style-name="Preformatted_20_Text"><text:tab/>&lt;suggest&gt;</text:p>
            <text:p text:style-name="Preformatted_20_Text"><text:tab/><text:tab/>&lt;name&gt;kernel&lt;/name&gt;</text:p>
            <text:p text:style-name="Preformatted_20_Text">&lt;condition&gt;atleast&lt;/condition&gt;</text:p>
            <text:p text:style-name="Preformatted_20_Text"><text:tab/>&lt;version&gt;2.6&lt;/condition&gt;</text:p>
            <text:p text:style-name="Preformatted_20_Text"><text:tab/>&lt;/suggest&gt;</text:p>
            <text:p text:style-name="Preformatted_20_Text">&lt;suggests&gt;</text:p>
          </table:table-cell>
        </table:table-row>
      </table:table>
      <text:p text:style-name="P8"/>
      <text:p text:style-name="P8"><text:span text:style-name="T1">Обязательными параметрами</text:span> в данном файле являются имя, версия, архитектура и билд. Без них файл считается некорректным и обрабатываться не будет. Все остальные параметры можно опустить, если в них нет необходимости.</text:p>
      <text:p text:style-name="P8">Описательные параметры (description, short_description, changelog) могут иметь параметр lang, обозначающий язык, на котором написано данное поле. В случае отсутствия данного параметра язык принимается равным английскому. Параметру можно присваивать значения в виде двухбуквенных кодов языка (ru, en, fr, de...)</text:p>
      <text:p text:style-name="P8"><text:span text:style-name="T1">Требования к версии</text:span> задаются ключевыми словами. Проще было бы обозначать их общепринятыми математическими знаками (&gt;=, &lt;=, !=, ==, &gt;, &lt;...), но они пересекаются с форматом XML, и это очень усложнит ручное написание файла. Поэтому были введены ключевые слова (keywords), которые заменяют эти знаки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5">Ключевое слово</text:p>
          </table:table-cell>
          <table:table-cell table:style-name="Таблица3.A1" office:value-type="string">
            <text:p text:style-name="P5">Знак</text:p>
          </table:table-cell>
          <table:table-cell table:style-name="Таблица3.C1" office:value-type="string">
            <text:p text:style-name="P5">Описание</text:p>
          </table:table-cell>
        </table:table-row>
        <table:table-row>
          <table:table-cell table:style-name="Таблица3.A2" office:value-type="string">
            <text:p text:style-name="Table_20_Contents">more</text:p>
          </table:table-cell>
          <table:table-cell table:style-name="Таблица3.A2" office:value-type="string">
            <text:p text:style-name="Table_20_Contents">&gt;</text:p>
          </table:table-cell>
          <table:table-cell table:style-name="Таблица3.C2" office:value-type="string">
            <text:p text:style-name="Table_20_Contents">Требуется версия больше чем указанная</text:p>
          </table:table-cell>
        </table:table-row>
        <table:table-row>
          <table:table-cell table:style-name="Таблица3.A2" office:value-type="string">
            <text:p text:style-name="Table_20_Contents">less</text:p>
          </table:table-cell>
          <table:table-cell table:style-name="Таблица3.A2" office:value-type="string">
            <text:p text:style-name="Table_20_Contents">&lt;</text:p>
          </table:table-cell>
          <table:table-cell table:style-name="Таблица3.C2" office:value-type="string">
            <text:p text:style-name="Table_20_Contents">Требуется версия меньше чем указанная</text:p>
          </table:table-cell>
        </table:table-row>
        <table:table-row>
          <table:table-cell table:style-name="Таблица3.A2" office:value-type="string">
            <text:p text:style-name="Table_20_Contents">equal</text:p>
          </table:table-cell>
          <table:table-cell table:style-name="Таблица3.A2" office:value-type="string">
            <text:p text:style-name="Table_20_Contents">=</text:p>
          </table:table-cell>
          <table:table-cell table:style-name="Таблица3.C2" office:value-type="string">
            <text:p text:style-name="Table_20_Contents">Требуется точно указанная версия</text:p>
          </table:table-cell>
        </table:table-row>
        <table:table-row>
          <table:table-cell table:style-name="Таблица3.A2" office:value-type="string">
            <text:p text:style-name="Table_20_Contents">notequal</text:p>
          </table:table-cell>
          <table:table-cell table:style-name="Таблица3.A2" office:value-type="string">
            <text:p text:style-name="Table_20_Contents">!=</text:p>
          </table:table-cell>
          <table:table-cell table:style-name="Таблица3.C2" office:value-type="string">
            <text:p text:style-name="Table_20_Contents">Требуется любая версия кроме указанной</text:p>
          </table:table-cell>
        </table:table-row>
        <table:table-row>
          <table:table-cell table:style-name="Таблица3.A2" office:value-type="string">
            <text:p text:style-name="Table_20_Contents">atleast</text:p>
          </table:table-cell>
          <table:table-cell table:style-name="Таблица3.A2" office:value-type="string">
            <text:p text:style-name="Table_20_Contents">&gt;=</text:p>
          </table:table-cell>
          <table:table-cell table:style-name="Таблица3.C2" office:value-type="string">
            <text:p text:style-name="Table_20_Contents">Требуется версия не менее указанной</text:p>
          </table:table-cell>
        </table:table-row>
        <table:table-row>
          <table:table-cell table:style-name="Таблица3.A2" office:value-type="string">
            <text:p text:style-name="Table_20_Contents">notmore</text:p>
          </table:table-cell>
          <table:table-cell table:style-name="Таблица3.A2" office:value-type="string">
            <text:p text:style-name="Table_20_Contents">&lt;=</text:p>
          </table:table-cell>
          <table:table-cell table:style-name="Таблица3.C2" office:value-type="string">
            <text:p text:style-name="Table_20_Contents">Требуется версия не более указанной</text:p>
          </table:table-cell>
        </table:table-row>
        <table:table-row>
          <table:table-cell table:style-name="Таблица3.A2" office:value-type="string">
            <text:p text:style-name="Table_20_Contents">any</text:p>
          </table:table-cell>
          <table:table-cell table:style-name="Таблица3.A2" office:value-type="string">
            <text:p text:style-name="Table_20_Contents">(любой)</text:p>
          </table:table-cell>
          <table:table-cell table:style-name="Таблица3.C2" office:value-type="string">
            <text:p text:style-name="Table_20_Contents">Любая версия подходит. </text:p>
            <text:p text:style-name="Table_20_Contents">(<text:span text:style-name="T3">Данный вид соотношения можно не использовать: достаточно просто указать только имя</text:span><text:span text:style-name="T4">)</text:span></text:p>
          </table:table-cell>
        </table:table-row>
      </table:table>
      <text:p text:style-name="P8"/>
      <text:p text:style-name="P8">В dependencies и suggests необязательно всегда указывать версию: если версия значения не имеет, ее можно просто опустить, указав только имя.</text:p>
      <text:p text:style-name="P8">Также, <text:span text:style-name="T1">можно комбинировать требования к версии</text:span>: в таком случае надо указать несколько зависимостей по одному пакету с разными данными. Например, нам требуется QT версии не ниже 4.0, но только не 4.1. Тогда мы указываем две зависимости: QT &gt;=4.0 и QT!=4.1</text:p>
      <text:p text:style-name="P8"/>
      <text:p text:style-name="P8"><text:span text:style-name="T1"/></text:p>
      <text:p text:style-name="P12"><text:span text:style-name="T1">Пример файла</text:span> (на базе описания пакета samba-3.0.23c-i486-1.tgz):</text:p>
      <text:p text:style-name="Preformatted_20_Text">&lt;?xml version="1.0" encoding="utf-8"?&gt;</text:p>
      <text:p text:style-name="Preformatted_20_Text">&lt;package&gt;</text:p>
      <text:p text:style-name="Preformatted_20_Text"><text:tab/>&lt;name&gt;</text:p>
      <text:p text:style-name="Preformatted_20_Text"><text:tab/><text:tab/>samba</text:p>
      <text:p text:style-name="Preformatted_20_Text"><text:tab/>&lt;/name&gt;</text:p>
      <text:p text:style-name="Preformatted_20_Text"><text:tab/>&lt;version&gt;</text:p>
      <text:p text:style-name="Preformatted_20_Text"><text:tab/><text:tab/>3.0.23c</text:p>
      <text:p text:style-name="Preformatted_20_Text"><text:tab/>&lt;/version&gt;</text:p>
      <text:p text:style-name="Preformatted_20_Text"><text:tab/>&lt;arch&gt;</text:p>
      <text:p text:style-name="Preformatted_20_Text"><text:tab/><text:tab/>i486</text:p>
      <text:p text:style-name="Preformatted_20_Text"><text:tab/>&lt;/arch&gt;</text:p>
      <text:p text:style-name="Preformatted_20_Text"><text:tab/>&lt;build&gt;</text:p>
      <text:p text:style-name="Preformatted_20_Text"><text:tab/><text:tab/>1</text:p>
      <text:p text:style-name="Preformatted_20_Text"><text:tab/>&lt;/build&gt;</text:p>
      <text:p text:style-name="Preformatted_20_Text"><text:tab/>&lt;short_description lang="en"&gt;</text:p>
      <text:p text:style-name="Preformatted_20_Text"><text:tab/><text:tab/> samba (SMB file and print server)</text:p>
      <text:p text:style-name="Preformatted_20_Text"><text:tab/>&lt;/short_description&gt;</text:p>
      <text:p text:style-name="Preformatted_20_Text"><text:tab/>&lt;description lang="en"&gt;</text:p>
      <text:p text:style-name="P13"><text:tab/><text:tab/>Samba is an SMB file and print server for SMB and CIFS clients. <text:s/>It</text:p>
      <text:p text:style-name="Preformatted_20_Text"><text:tab/><text:tab/>allows you to make file space or printers on a Samba host available to</text:p>
      <text:p text:style-name="Preformatted_20_Text"><text:s/><text:tab/><text:tab/>any PCs running SMB clients (such as PCs running Windows).</text:p>
      <text:p text:style-name="Preformatted_20_Text"/>
      <text:p text:style-name="Preformatted_20_Text"><text:s/><text:tab/><text:tab/>If you have any SMB servers (such as Windows NT/2K Server), you may be</text:p>
      <text:p text:style-name="Preformatted_20_Text"><text:s/><text:tab/><text:tab/>able to replace them by or supplement them with Samba. One of</text:p>
      <text:p text:style-name="Preformatted_20_Text"><text:tab/><text:tab/>Samba&amp;apos;&amp;apos;s big strengths is integration, so you can use it to tie <text:tab/><text:tab/>together your Linux hosts and Windows PC clients.</text:p>
      <text:p text:style-name="Preformatted_20_Text"><text:tab/>&lt;/description&gt;</text:p>
      <text:p text:style-name="Preformatted_20_Text"><text:tab/>&lt;changelog lang="en"&gt;</text:p>
      <text:p text:style-name="Preformatted_20_Text"><text:tab/><text:tab/>12.01.2007</text:p>
      <text:p text:style-name="Preformatted_20_Text"><text:tab/><text:tab/><text:tab/>Bugfixes</text:p>
      <text:p text:style-name="Preformatted_20_Text"><text:tab/>&lt;/changelog&gt;</text:p>
      <text:p text:style-name="Preformatted_20_Text"><text:tab/>&lt;tags&gt;</text:p>
      <text:p text:style-name="Preformatted_20_Text"><text:tab/><text:tab/>&lt;tag&gt;</text:p>
      <text:p text:style-name="Preformatted_20_Text"><text:tab/><text:tab/><text:tab/>windows</text:p>
      <text:p text:style-name="Preformatted_20_Text"><text:tab/><text:tab/>&lt;/tag&gt;</text:p>
      <text:p text:style-name="Preformatted_20_Text"><text:tab/><text:tab/>&lt;tag&gt;</text:p>
      <text:p text:style-name="Preformatted_20_Text"><text:tab/><text:tab/><text:tab/>server</text:p>
      <text:p text:style-name="Preformatted_20_Text"><text:tab/><text:tab/>&lt;/tag&gt;</text:p>
      <text:p text:style-name="Preformatted_20_Text"><text:tab/>&lt;/tags&gt;</text:p>
      <text:p text:style-name="Preformatted_20_Text"><text:tab/>&lt;maintainer&gt;</text:p>
      <text:p text:style-name="Preformatted_20_Text"><text:tab/><text:tab/>&lt;name&gt;</text:p>
      <text:p text:style-name="Preformatted_20_Text"><text:tab/><text:tab/><text:tab/>AiX</text:p>
      <text:p text:style-name="Preformatted_20_Text"><text:tab/><text:tab/>&lt;/name&gt;</text:p>
      <text:p text:style-name="Preformatted_20_Text"><text:tab/><text:tab/>&lt;email&gt;</text:p>
      <text:p text:style-name="Preformatted_20_Text"><text:tab/><text:tab/><text:tab/>i27249@gmail.com</text:p>
      <text:p text:style-name="Preformatted_20_Text"><text:tab/><text:tab/>&lt;/email&gt;</text:p>
      <text:p text:style-name="Preformatted_20_Text"><text:tab/>&lt;/maintainer&gt;</text:p>
      <text:p text:style-name="Preformatted_20_Text"><text:tab/>&lt;configfiles&gt;</text:p>
      <text:p text:style-name="Preformatted_20_Text"><text:tab/><text:tab/>&lt;conffile&gt;</text:p>
      <text:p text:style-name="Preformatted_20_Text"><text:tab/><text:tab/><text:tab/>/etc/rc.d/rc.samba</text:p>
      <text:p text:style-name="Preformatted_20_Text"><text:tab/><text:tab/>&lt;/conffile&gt;</text:p>
      <text:p text:style-name="Preformatted_20_Text"><text:tab/><text:tab/>&lt;conffile&gt;</text:p>
      <text:p text:style-name="Preformatted_20_Text"><text:tab/><text:tab/><text:tab/>/etc/samba/smb.conf</text:p>
      <text:p text:style-name="Preformatted_20_Text"><text:tab/><text:tab/>&lt;/conffile&gt;</text:p>
      <text:p text:style-name="Preformatted_20_Text"><text:tab/>&lt;/configfiles&gt;</text:p>
      <text:p text:style-name="Preformatted_20_Text"><text:tab/>&lt;dependencies&gt;</text:p>
      <text:p text:style-name="Preformatted_20_Text"><text:tab/><text:tab/>&lt;dep&gt;</text:p>
      <text:p text:style-name="Preformatted_20_Text"><text:tab/><text:tab/><text:tab/>&lt;name&gt;perl&lt;/name&gt;</text:p>
      <text:p text:style-name="Preformatted_20_Text"><text:tab/><text:tab/>&lt;/dep&gt;</text:p>
      <text:p text:style-name="Preformatted_20_Text"><text:tab/><text:tab/>&lt;dep&gt;</text:p>
      <text:p text:style-name="Preformatted_20_Text"><text:tab/><text:tab/><text:tab/>&lt;name&gt;curl&lt;/name&gt;</text:p>
      <text:p text:style-name="Preformatted_20_Text"><text:tab/><text:tab/><text:tab/>&lt;condition&gt;atleast&lt;/condition&gt;</text:p>
      <text:p text:style-name="Preformatted_20_Text"><text:tab/><text:tab/><text:tab/>&lt;version&gt;1.0&lt;/version&gt;</text:p>
      <text:p text:style-name="Preformatted_20_Text"><text:tab/><text:tab/>&lt;/dep&gt;</text:p>
      <text:p text:style-name="Preformatted_20_Text"><text:tab/>&lt;/dependencies&gt;</text:p>
      <text:p text:style-name="Preformatted_20_Text"><text:tab/>&lt;suggests&gt;</text:p>
      <text:p text:style-name="Preformatted_20_Text"><text:tab/><text:tab/>&lt;suggest&gt;</text:p>
      <text:p text:style-name="Preformatted_20_Text"><text:tab/><text:tab/><text:tab/>&lt;name&gt;bash&lt;/name&gt;</text:p>
      <text:p text:style-name="Preformatted_20_Text"><text:tab/><text:tab/>&lt;/suggest&gt;</text:p>
      <text:p text:style-name="Preformatted_20_Text"><text:tab/><text:tab/>&lt;suggest&gt;</text:p>
      <text:p text:style-name="Preformatted_20_Text"><text:tab/><text:tab/><text:tab/>&lt;name&gt;kernel&lt;/name&gt;</text:p>
      <text:p text:style-name="Preformatted_20_Text"><text:tab/><text:tab/><text:tab/>&lt;condition&gt;atleast&lt;/condition&gt;</text:p>
      <text:p text:style-name="Preformatted_20_Text"><text:tab/><text:tab/><text:tab/>&lt;version&gt;2.6&lt;/condition&gt;</text:p>
      <text:p text:style-name="Preformatted_20_Text"><text:tab/><text:tab/>&lt;/suggest&gt;</text:p>
      <text:p text:style-name="Preformatted_20_Text"><text:tab/>&lt;suggests&gt;</text:p>
      <text:p text:style-name="P14">&lt;/package&gt;</text:p>
      <text:p text:style-name="P14"/>
      <text:h text:style-name="Heading_20_2" text:outline-level="2">Заключение, так сказать</text:h>
      <text:p text:style-name="Text_20_body">Формат файла разрабатывался с целью обеспечения максимально возможной совместимости со старым форматом (Slackware pkgtools), при этом расширяя функциональность, и делая описание данных более четким. При наличии корректно составленного data.xml и скриптов (если они нужны), пакет можно собрать вызвав утилиту buildpkg без параметров из корневой директории с пакетом. Имя будет сгенерировано автоматичес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Cumberland AMT" svg:font-family="'Cumberland AMT'" style:font-family-generic="modern" style:font-pitch="fixed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DejaVu Sans" style:font-size-asian="14pt" style:font-name-complex="DejaVu Sans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Cumberland AMT" style:font-size-asian="10pt" style:font-name-complex="Cumberland AM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861cm" fo:margin-bottom="0.857cm" fo:margin-left="0.993cm" fo:margin-right="1.3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
  </meta:generator>
    <meta:creation-date>2007-01-26T12:08:01</meta:creation-date>
    <dc:date>2007-01-26T14:59:45</dc:date>
    <dc:language>ru-RU</dc:language>
    <meta:editing-cycles>25</meta:editing-cycles>
    <meta:editing-duration>PT2H51M47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6" meta:paragraph-count="256" meta:word-count="974" meta:character-count="7506"/>
  </office:meta>
</office:document-meta>
</file>